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margin-top="0in" fo:margin-bottom="0.1807in" style:line-height-at-least="0.2638in" fo:text-align="start" style:justify-single-word="false" style:text-autospace="none"/>
      <style:text-properties fo:color="#757575" style:font-name="Georgia" fo:font-size="18pt" fo:font-style="normal" style:text-underline-style="none" fo:font-weight="normal" style:font-name-asian="Georgia" style:font-size-asian="18pt" style:font-style-asian="normal" style:font-weight-asian="normal" style:font-name-complex="Georgia" style:font-size-complex="18pt" style:font-style-complex="normal" style:font-weight-complex="normal"/>
    </style:style>
    <style:style style:name="P3" style:family="paragraph" style:parent-style-name="Standard">
      <style:paragraph-properties fo:margin-top="0in" fo:margin-bottom="0.1807in" style:line-height-at-least="0.2638in" fo:text-align="start" style:justify-single-word="false" style:text-autospace="none"/>
      <style:text-properties fo:font-size="18pt" style:font-size-asian="18pt" style:font-size-complex="18pt"/>
    </style:style>
    <style:style style:name="P4" style:family="paragraph" style:parent-style-name="Standard">
      <style:paragraph-properties fo:margin-top="0in" fo:margin-bottom="0.1807in" style:line-height-at-least="0.2638in" fo:text-align="start" style:justify-single-word="false" style:text-autospace="none"/>
      <style:text-properties fo:color="#757575" style:font-name="Georgia" fo:font-size="18pt" fo:font-style="normal" style:text-underline-style="none" fo:font-weight="normal" style:font-name-asian="Georgia" style:font-size-asian="18pt" style:font-style-asian="normal" style:font-weight-asian="normal" style:font-name-complex="Georgia" style:font-size-complex="18pt" style:font-style-complex="normal" style:font-weight-complex="normal"/>
    </style:style>
    <style:style style:name="P5" style:family="paragraph" style:parent-style-name="Standard">
      <style:paragraph-properties fo:margin-top="0in" fo:margin-bottom="0.1807in" style:line-height-at-least="0.2638in" fo:text-align="start" style:justify-single-word="false" style:text-autospace="none"/>
      <style:text-properties fo:font-size="18pt" fo:font-weight="bold" style:font-size-asian="18pt" style:font-weight-asian="bold" style:font-size-complex="18pt" style:font-weight-complex="bold"/>
    </style:style>
    <style:style style:name="P6" style:family="paragraph" style:parent-style-name="Standard">
      <style:paragraph-properties fo:margin-top="0in" fo:margin-bottom="0.1807in" style:line-height-at-least="0.2638in" fo:text-align="start" style:justify-single-word="false" style:text-autospace="none"/>
      <style:text-properties fo:font-size="18pt" fo:font-weight="normal" style:font-size-asian="18pt" style:font-weight-asian="normal" style:font-size-complex="18pt" style:font-weight-complex="normal"/>
    </style:style>
    <style:style style:name="T1" style:family="text">
      <style:text-properties fo:color="#757575" style:font-name="Georgia" style:text-underline-style="solid" style:text-underline-width="auto" style:text-underline-color="#757575" style:font-name-asian="Georgia" style:font-name-complex="Georgia"/>
    </style:style>
    <style:style style:name="T2" style:family="text">
      <style:text-properties fo:color="#757575" style:font-name="Georgia" style:text-underline-style="none" style:font-name-asian="Georgia" style:font-name-complex="Georgia"/>
    </style:style>
    <style:style style:name="T3" style:family="text">
      <style:text-properties fo:color="#757575" style:font-name="Georgia" style:text-underline-style="none" fo:font-weight="normal" style:font-name-asian="Georgia" style:font-weight-asian="normal" style:font-name-complex="Georgia" style:font-weight-complex="normal"/>
    </style:style>
    <style:style style:name="T4" style:family="text">
      <style:text-properties fo:color="#757575" style:font-name="Georgia" fo:font-style="italic" style:text-underline-style="none" fo:font-weight="normal" style:font-name-asian="Georgia" style:font-style-asian="italic" style:font-weight-asian="normal" style:font-name-complex="Georgia" style:font-style-complex="italic" style:font-weight-complex="normal"/>
    </style:style>
    <style:style style:name="T5" style:family="text">
      <style:text-properties fo:color="#757575" style:font-name="Georgia" fo:font-style="normal" style:text-underline-style="none" fo:font-weight="normal" style:font-name-asian="Georgia" style:font-style-asian="normal" style:font-weight-asian="normal" style:font-name-complex="Georgia"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Fresh Fruit Tart with Vanilla Pastry Cream</text:span><text:span text:style-name="T2"> </text:span></text:p>
      <text:p text:style-name="P3"><text:span text:style-name="T4">Ingredients:</text:span><text:span text:style-name="T5"> </text:span></text:p>
      <text:p text:style-name="P2">For the tart dough: </text:p>
      <text:p text:style-name="P2">1 large egg yolk </text:p>
      <text:p text:style-name="P2">1 tbsp. heavy cream </text:p>
      <text:p text:style-name="P2">1/2 tsp. vanilla extract </text:p>
      <text:p text:style-name="P2">1 1/4 cups all-purpose flour</text:p>
      <text:p text:style-name="P2">2/3 cup confectioners’ sugar </text:p>
      <text:p text:style-name="P2">1/4 tsp. Salt </text:p>
      <text:p text:style-name="P2">8 tbsp. cold unsalted butter, cut into 1/2-inch cubes</text:p>
      <text:p text:style-name="P2">For the pastry cream: </text:p>
      <text:p text:style-name="P2">2 cups half-and-half </text:p>
      <text:p text:style-name="P2">1/2 cup sugar </text:p>
      <text:p text:style-name="P2">Pinch salt </text:p>
      <text:p text:style-name="P2">5 large egg yolks </text:p>
      <text:p text:style-name="P2">3 tbsp. cornstarch </text:p>
      <text:p text:style-name="P2">4 tbsp. cold unsalted butter, cut into 4 pieces </text:p>
      <text:p text:style-name="P2">1 1/2 tsp. vanilla extract</text:p>
      <text:p text:style-name="P2">For the topping: 2 large kiwis, peeled, halved lengthwise, sliced 6-9 oz. Raspberries, 1/2-1 cup blueberries Apple jelly, for glazing</text:p>
      <text:p text:style-name="P3"><text:soft-page-break/><text:span text:style-name="T4">Directions:</text:span><text:span text:style-name="T5"> To make the tart shell, whisk together the egg yolk, cream and vanilla in a small bowl; set aside.  Place the flour, sugar, and salt in a food processor.  Process briefly to combine.  Scatter the butter pieces over the flour mixture; process to cut the butter into the flour until the mixture resembles coarse meal, about fifteen 1-second pulses.  With the machine running, add the egg mixture and process until the dough just comes together, about 12 seconds.  Turn the dough onto a sheet of plastic wrap and press into a 6-inch dish.  Wrap in plastic wrap and refrigerate at least 1 hour or up to 48 hours. </text:span></text:p>
      <text:p text:style-name="P2">Remove the dough from the refrigerator.  (If refrigerated for more than an hour, let stand at room temperature until malleable.)  Unwrap and roll the dough out on a lightly floured surface to a 13-inch round.  Transfer the dough to a 9-inch tart pan.  Mold the dough to the sides of the tart pan and remove the excess off the top.  Set the dough-lined tart pan on a large plate and freeze for 30 minutes.  </text:p>
      <text:p text:style-name="P2">Meanwhile, adjust an oven rack to middle position.  Preheat the oven to 375° F.  Set the dough-lined tart pan on a baking sheet, press a 12-inch square of foil into the frozen shell and over the edge, and fill with pie weights.  Bake for 30 minutes, rotating halfway through the baking time.  Remove from the oven and carefully remove the foil and weights.  Continue to bake until deep golden brown, 5-8 minutes longer.  Transfer to a wire rack to cool. </text:p>
      <text:p text:style-name="P2">To make the pastry cream, heat the half-and-half, 6 tablespoons of the sugar, and the salt in a saucepan over medium-high heat until simmering, stirring occasionally to dissolve the sugar.  Meanwhile, combine the egg yolks and remaining 2 tablespoons sugar in a medium bowl and whisk until the sugar has begun to dissolve and the mixture is <text:soft-page-break/>creamy, about 15 seconds.  Whisk in the cornstarch until combined and the mixture is pale yellow and thick, about 30 seconds.</text:p>
      <text:p text:style-name="P2">When the half-and-half mixture has reached a simmer, slowly add it to the egg yolk mixture to temper, whisking constantly.  Return the mixture to the saucepan, scraping the bowl with a rubber spatula.  Return the mixture to a simmer over medium heat, whisking constantly, until a few bubbles burst on the surface and the mixture is thickened and glossy, about 30 seconds.  Off the heat, whisk in the butter and vanilla.  Strain the pastry cream through a  fine mesh sieve set over a medium bowl.  Press plastic wrap directly on the surface to prevent a skin from forming and refrigerate until cold and set, at least 3 hours and up to 2 days.</text:p>
      <text:p text:style-name="P2">To assemble the tart, spread the cold pastry cream evenly over the bottom of the tart shell.  Arrange the fruit on top of the pastry cream as desired.  Heat the jelly in the microwave for 20-30 seconds, just until slightly melted and easy to stir.  Using a pastry brush, paint a light layer of jelly over the fresh fruit.  Serve.</text:p>
      <text:p text:style-name="P1"/>
      <text:p text:style-name="P6"><text:span text:style-name="T2">annies-eats.com/2009/06/29/fresh-fruit-tart-with-vanilla-pastry-cream/#disqus_thre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1-12-30T20:58:48</meta:creation-date>
    <dc:date>2011-12-30T21:10:52</dc:date>
    <dc:creator>Robert Houk</dc:creator>
    <meta:editing-duration>PT00H09M55S</meta:editing-duration>
    <meta:editing-cycles>2</meta:editing-cycles>
    <meta:generator>OpenOffice.org/3.2$Unix OpenOffice.org_project/320m18$Build-9502</meta:generator>
    <meta:document-statistic meta:table-count="0" meta:image-count="0" meta:object-count="0" meta:page-count="3" meta:paragraph-count="26" meta:word-count="613" meta:character-count="3575"/>
  </office:meta>
</office:document-meta>
</file>